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b2b2b2" draw:textarea-horizontal-align="justify" draw:textarea-vertical-align="middle" draw:auto-grow-height="false" fo:min-height="2.4cm" fo:min-width="3.05cm"/>
    </style:style>
    <style:style style:name="gr2" style:family="graphic" style:parent-style-name="standard">
      <style:graphic-properties svg:stroke-color="#808080" draw:fill="solid" draw:fill-color="#cccccc" draw:textarea-horizontal-align="justify" draw:textarea-vertical-align="middle" draw:auto-grow-height="false" fo:min-height="1.567cm" fo:min-width="1.591cm" fo:wrap-option="no-wrap"/>
    </style:style>
    <style:style style:name="gr3" style:family="graphic" style:parent-style-name="standard">
      <style:graphic-properties svg:stroke-color="#000000" draw:fill="solid" draw:fill-color="#999999" draw:textarea-horizontal-align="justify" draw:textarea-vertical-align="middle" draw:auto-grow-height="false" fo:min-height="2.756cm" fo:min-width="1.094cm"/>
    </style:style>
    <style:style style:name="gr4" style:family="graphic" style:parent-style-name="standard">
      <style:graphic-properties draw:stroke="none" svg:stroke-color="#000000" draw:fill="solid" draw:fill-color="#ffffff" draw:textarea-horizontal-align="justify" draw:textarea-vertical-align="middle" draw:auto-grow-height="false" fo:min-height="2.222cm" fo:min-width="0.912cm"/>
    </style:style>
    <style:style style:name="gr5" style:family="graphic" style:parent-style-name="standard">
      <style:graphic-properties draw:stroke="none" svg:stroke-color="#3465a4" draw:fill="solid" draw:fill-color="#cccccc" draw:textarea-horizontal-align="justify" draw:textarea-vertical-align="middle" draw:auto-grow-height="false" fo:min-height="0.001cm" fo:min-width="0cm"/>
    </style:style>
    <style:style style:name="gr6" style:family="graphic" style:parent-style-name="standard">
      <style:graphic-properties draw:fill="solid" draw:fill-color="#999999" draw:textarea-horizontal-align="justify" draw:textarea-vertical-align="middle" draw:auto-grow-height="false" fo:min-height="0.12cm" fo:min-width="0.501cm"/>
    </style:style>
    <style:style style:name="gr7" style:family="graphic" style:parent-style-name="standard">
      <style:graphic-properties draw:stroke="none" svg:stroke-color="#000000" draw:fill="none" draw:fill-color="#ffffff" fo:min-height="0.342cm"/>
    </style:style>
    <style:style style:name="gr8" style:family="graphic" style:parent-style-name="standard">
      <style:graphic-properties svg:stroke-color="#b2b2b2" draw:fill="hatch" draw:fill-color="#ffffff" draw:fill-hatch-name="Hatching_20_3" draw:fill-hatch-solid="true" draw:textarea-horizontal-align="justify" draw:textarea-vertical-align="middle" draw:auto-grow-height="false" fo:min-height="2.15cm" fo:min-width="2.6cm"/>
    </style:style>
    <style:style style:name="gr9" style:family="graphic" style:parent-style-name="objectwithoutfill">
      <style:graphic-properties svg:stroke-width="0.02cm" svg:stroke-color="#000000" draw:marker-start-width="0.26cm" draw:marker-end-width="0.26cm" draw:fill="none" draw:textarea-vertical-align="middle" fo:padding-top="0.135cm" fo:padding-bottom="0.135cm" fo:padding-left="0.26cm" fo:padding-right="0.26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5cm" svg:stroke-color="#808080" draw:marker-start-width="0.355cm" draw:marker-end="Arrow_20_concave" draw:marker-end-width="0.275cm" draw:fill="none" draw:textarea-vertical-align="middle" fo:padding-top="0.15cm" fo:padding-bottom="0.15cm" fo:padding-left="0.275cm" fo:padding-right="0.275cm"/>
    </style:style>
    <style:style style:name="gr12" style:family="graphic" style:parent-style-name="objectwithoutfill">
      <style:graphic-properties draw:stroke="dash" draw:stroke-dash="Fine_20_Dashed" svg:stroke-width="0.05cm" svg:stroke-color="#808080" draw:marker-start-width="0.355cm" draw:marker-end="Arrow_20_concave" draw:marker-end-width="0.275cm" draw:fill="none" draw:textarea-vertical-align="middle" fo:padding-top="0.15cm" fo:padding-bottom="0.15cm" fo:padding-left="0.275cm" fo:padding-right="0.275cm"/>
    </style:style>
    <style:style style:name="P1" style:family="paragraph">
      <loext:graphic-properties draw:fill="solid" draw:fill-color="#b2b2b2"/>
      <style:paragraph-properties fo:text-align="center"/>
    </style:style>
    <style:style style:name="P2" style:family="paragraph">
      <loext:graphic-properties draw:fill="solid" draw:fill-color="#cccccc"/>
      <style:paragraph-properties fo:text-align="center"/>
    </style:style>
    <style:style style:name="P3" style:family="paragraph">
      <loext:graphic-properties draw:fill="solid" draw:fill-color="#999999"/>
      <style:paragraph-properties fo:text-align="center"/>
    </style:style>
    <style:style style:name="P4" style:family="paragraph">
      <loext:graphic-properties draw:fill="solid" draw:fill-color="#ffffff"/>
      <style:paragraph-properties fo:text-align="center"/>
    </style:style>
    <style:style style:name="P5" style:family="paragraph">
      <style:text-properties fo:font-size="10pt" style:font-size-asian="10pt" style:font-size-complex="10pt"/>
    </style:style>
    <style:style style:name="P6" style:family="paragraph">
      <loext:graphic-properties draw:fill="none" draw:fill-color="#ffffff"/>
      <style:text-properties fo:font-size="10pt" style:font-size-asian="10pt" style:font-size-complex="10pt"/>
    </style:style>
    <style:style style:name="P7" style:family="paragraph">
      <loext:graphic-properties draw:fill="hatch" draw:fill-color="#ffffff" draw:fill-hatch-name="Hatching_20_3" draw:fill-hatch-solid="true"/>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3.7cm" svg:height="2.8cm" svg:x="9.7cm" svg:y="0.235cm">
            <text:p/>
            <draw:enhanced-geometry svg:viewBox="0 0 21600 21600" draw:path-stretchpoint-x="10800" draw:path-stretchpoint-y="10800" draw:text-areas="?f3 ?f4 ?f5 ?f6" draw:type="round-rectangle" draw:modifiers="2000.933022325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2cm" svg:height="2.8cm" svg:x="4.1cm" svg:y="0.275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1.766cm" svg:height="3.178cm" svg:x="0.1cm" svg:y="0.1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412cm" svg:height="2.472cm" svg:x="0.277cm" svg:y="0.389cm">
            <text:p/>
            <draw:enhanced-geometry svg:viewBox="0 0 21600 21600" draw:type="rectangle" draw:enhanced-path="M 0 0 L 21600 0 21600 21600 0 21600 0 0 Z N"/>
          </draw:custom-shape>
          <draw:custom-shape draw:style-name="gr5" draw:text-style-name="P2" draw:layer="layout" svg:width="0.353cm" svg:height="0.353cm" svg:x="0.806cm" svg:y="2.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cm" svg:height="0.7cm" svg:x="4.728cm" svg:y="1.84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3" draw:layer="layout" svg:width="1cm" svg:height="0.7cm" svg:x="4.729cm" svg:y="1.3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3" draw:layer="layout" svg:width="1cm" svg:height="0.7cm" svg:x="4.729cm" svg:y="0.79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7" draw:text-style-name="P6" draw:layer="layout" svg:width="1.172cm" svg:height="0.645cm" svg:x="5.8cm" svg:y="0.69cm">
            <draw:text-box>
              <text:p text:style-name="P5"><text:span text:style-name="T1">LBS</text:span></text:p>
            </draw:text-box>
          </draw:frame>
          <draw:custom-shape draw:style-name="gr8" draw:text-style-name="P7" draw:layer="layout" svg:width="3.1cm" svg:height="2.4cm" svg:x="10cm" svg:y="0.435cm">
            <text:p/>
            <draw:enhanced-geometry svg:viewBox="0 0 21600 21600" draw:type="rectangle" draw:enhanced-path="M 0 0 L 21600 0 21600 21600 0 21600 0 0 Z N"/>
          </draw:custom-shape>
          <draw:path draw:style-name="gr9" draw:text-style-name="P8" draw:layer="layout" svg:width="3.099cm" svg:height="1.599cm" svg:x="10cm" svg:y="0.835cm" svg:viewBox="0 0 3100 1600" svg:d="M0 1600c1200 0 1100-1600 1600-1600s500 1600 1500 1600c-967 0-1900 0-3100 0z">
            <text:p/>
          </draw:path>
          <draw:frame draw:style-name="gr10" draw:text-style-name="P6" draw:layer="layout" svg:width="0.756cm" svg:height="0.645cm" svg:x="12.526cm" svg:y="0.36cm">
            <draw:text-box>
              <text:p><text:span text:style-name="T1">R</text:span></text:p>
            </draw:text-box>
          </draw:frame>
          <draw:path draw:style-name="gr11" draw:text-style-name="P8" draw:layer="layout" svg:width="1.327cm" svg:height="1.523cm" draw:transform="rotate (0.915076126820627) translate (7.48699999936651cm 1.20399999951267cm)" svg:viewBox="0 0 1328 1524" svg:d="M0 0c1640 0 1299 1524 1299 1524">
            <text:p/>
          </draw:path>
          <draw:path draw:style-name="gr12" draw:text-style-name="P8" draw:layer="layout" svg:width="1.327cm" svg:height="1.523cm" draw:transform="rotate (-2.22634199384397) translate (3.987cm 2.43cm)" svg:viewBox="0 0 1328 1524" svg:d="M0 0c1640 0 1298 1524 1298 1524">
            <text:p/>
          </draw:path>
          <draw:path draw:style-name="gr11" draw:text-style-name="P8" draw:layer="layout" svg:width="1.327cm" svg:height="1.523cm" draw:transform="rotate (0.915076126820627) translate (2.02699999936651cm 1.19599999951267cm)" svg:viewBox="0 0 1328 1524" svg:d="M0 0c1640 0 1299 1524 1299 1524">
            <text:p/>
          </draw:path>
          <draw:path draw:style-name="gr12" draw:text-style-name="P8" draw:layer="layout" svg:width="1.327cm" svg:height="1.523cm" draw:transform="rotate (-2.22634199384397) translate (9.451cm 2.091cm)" svg:viewBox="0 0 1328 1524" svg:d="M0 0c1640 0 1298 1524 1298 1524">
            <text:p/>
          </draw:path>
          <draw:frame draw:style-name="gr10" draw:text-style-name="P10" draw:layer="layout" svg:width="2.081cm" svg:height="1.433cm" svg:x="1.988cm" svg:y="0.82cm">
            <draw:text-box>
              <text:p text:style-name="P9"><text:span text:style-name="T1">Pr</text:span><text:span text:style-name="T1">ote</text:span><text:span text:style-name="T1">cti</text:span><text:span text:style-name="T1">on</text:span></text:p>
              <text:p text:style-name="P9"><text:span text:style-name="T2">onl</text:span><text:span text:style-name="T2">ine</text:span></text:p>
              <text:p text:style-name="P9"><text:span text:style-name="T1">Co</text:span><text:span text:style-name="T1">lle</text:span><text:span text:style-name="T1">cte</text:span></text:p>
            </draw:text-box>
          </draw:frame>
          <draw:frame draw:style-name="gr10" draw:text-style-name="P10" draw:layer="layout" svg:width="2.081cm" svg:height="1.433cm" svg:x="7.489cm" svg:y="0.821cm">
            <draw:text-box>
              <text:p text:style-name="P9"><text:span text:style-name="T1">Protection</text:span></text:p>
              <text:p text:style-name="P9"><text:span text:style-name="T2">offline</text:span></text:p>
              <text:p text:style-name="P9"><text:span text:style-name="T1">Diffusion</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hatch draw:name="Hatching_20_3" draw:display-name="Hatching 3" draw:style="double" draw:color="#b2b2b2" draw:distance="0.4cm" draw:rotation="900"/>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0.283cm" draw:distance="0.1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3.5cm" fo:page-height="3.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Marc Gervais</meta:initial-creator>
    <meta:creation-date>2020-01-14T22:03:03.220256671</meta:creation-date>
    <dc:date>2020-01-14T22:40:58.385248940</dc:date>
    <dc:creator>Jean-Marc Gervais</dc:creator>
    <meta:editing-duration>PT1M15S</meta:editing-duration>
    <meta:editing-cycles>1</meta:editing-cycles>
    <meta:document-statistic meta:object-count="19"/>
    <meta:generator>LibreOffice/6.0.7.3$Linux_X86_64 LibreOffice_project/00m0$Build-3</meta:generator>
  </office:meta>
</office:document-meta>
</file>